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 style:list-style-name="L1">
      <style:text-properties fo:font-weight="bold" style:font-weight-asian="bold" style:font-weight-complex="bold"/>
    </style:style>
    <style:style style:name="P11" style:family="paragraph" style:parent-style-name="Standard" style:list-style-name="L2">
      <style:text-properties fo:font-weight="normal" style:font-weight-asian="normal" style:font-weight-complex="normal"/>
    </style:style>
    <style:style style:name="P12" style:family="paragraph" style:parent-style-name="Standard" style:list-style-name="L3">
      <style:text-properties fo:font-weight="normal" style:font-weight-asian="normal" style:font-weight-complex="normal"/>
    </style:style>
    <style:style style:name="P1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7374815106387080844" text:style-name="L1">
        <text:list-item>
          <text:list>
            <text:list-header>
              <text:p text:style-name="P10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655207241863181956" text:style-name="L2">
        <text:list-item>
          <text:list>
            <text:list-header>
              <text:p text:style-name="P11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2757425737176410872" text:style-name="L3">
        <text:list-item>
          <text:list>
            <text:list-header>
              <text:p text:style-name="P12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8"><text:soft-page-break/>Sat 4/9/16: <text:span text:style-name="T1">5 miles</text:span></text:p>
      <text:p text:style-name="P8">½ mile jog</text:p>
      <text:p text:style-name="P8">On treadmill: ½ mile in 5:00, 3 miles at 9:00/mi, ½ mile in 5:00</text:p>
      <text:p text:style-name="P8">½ mile jog</text:p>
      <text:p text:style-name="P8"/>
      <text:p text:style-name="P9">My knee is feeling considerably better. <text:s/>The 9 minute miles I have been running on a treadmill during the past 5 workouts have helped. </text:p>
      <text:p text:style-name="P9"/>
      <text:p text:style-name="P8">Sun 4/10/16: <text:span text:style-name="T1">5.5 miles</text:span></text:p>
      <text:p text:style-name="P8">½ mile jog</text:p>
      <text:p text:style-name="P8">On treadmill: ½ mile in 5:00, 4 miles at 9:00/mi, ½ mile in 5:00</text:p>
      <text:p text:style-name="P8"/>
      <text:p text:style-name="P8">Mon 4/11/16: <text:span text:style-name="T1">2.5 miles</text:span></text:p>
      <text:p text:style-name="P8">I ran 2.5 miles on roads and outdoor track at about 10:00/mi.</text:p>
      <text:p text:style-name="P8"/>
      <text:p text:style-name="P8">Tues 4/12/16: <text:span text:style-name="T1">3 miles</text:span></text:p>
      <text:p text:style-name="P8">I ran 3 miles on roads and outdoor track at about 10:10/mi.</text:p>
      <text:p text:style-name="P8"/>
      <text:p text:style-name="P8">Wed 4/13/16: 5<text:span text:style-name="T1"> miles</text:span></text:p>
      <text:p text:style-name="P8">I ran 5 miles on roads and outdoor track at about 10:28/mi.</text:p>
      <text:p text:style-name="P8"/>
      <text:p text:style-name="P8">Thur 4/14/16: <text:span text:style-name="T1">3 miles</text:span></text:p>
      <text:p text:style-name="P8">I ran 3 miles on roads and outdoor track at about 10:28/mi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4-14T11:52:32.43</dc:date>
    <dc:creator>James Lombardi</dc:creator>
    <meta:editing-duration>PT14H26M50S</meta:editing-duration>
    <meta:editing-cycles>66</meta:editing-cycles>
    <meta:document-statistic meta:table-count="0" meta:image-count="0" meta:object-count="0" meta:page-count="8" meta:paragraph-count="256" meta:word-count="2690" meta:character-count="13494"/>
  </office:meta>
</office:document-meta>
</file>